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nux Biolinum G" fo:font-size="21pt" officeooo:paragraph-rsid="0011f69a" style:font-size-asian="21pt" style:font-size-complex="21pt"/>
    </style:style>
    <style:style style:name="P2" style:family="paragraph" style:parent-style-name="Standard">
      <style:paragraph-properties style:writing-mode="lr-tb"/>
      <style:text-properties style:font-name="Linux Biolinum G" fo:font-size="21pt" officeooo:paragraph-rsid="00156e32" style:font-size-asian="21pt" style:font-size-complex="21pt"/>
    </style:style>
    <style:style style:name="P3" style:family="paragraph" style:parent-style-name="Standard">
      <style:paragraph-properties style:writing-mode="lr-tb"/>
      <style:text-properties style:font-name="Linux Biolinum G" fo:font-size="21pt" officeooo:paragraph-rsid="0015e81b" style:font-size-asian="21pt" style:font-size-complex="21pt"/>
    </style:style>
    <style:style style:name="P4" style:family="paragraph" style:parent-style-name="Standard">
      <style:paragraph-properties style:writing-mode="lr-tb"/>
      <style:text-properties style:font-name="Linux Biolinum G" fo:font-size="21pt" officeooo:paragraph-rsid="0017bf70" style:font-size-asian="21pt" style:font-size-complex="21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nux Biolinum G" fo:font-size="21pt" officeooo:paragraph-rsid="0017bf70" style:font-size-asian="21pt" style:font-size-complex="21pt"/>
    </style:style>
    <style:style style:name="P6" style:family="paragraph" style:parent-style-name="Standard">
      <style:paragraph-properties style:writing-mode="lr-tb"/>
      <style:text-properties style:font-name="Linux Biolinum G" fo:font-size="21pt" officeooo:paragraph-rsid="00189ad2" style:font-size-asian="21pt" style:font-size-complex="21pt"/>
    </style:style>
    <style:style style:name="P7" style:family="paragraph" style:parent-style-name="Standard">
      <style:paragraph-properties style:writing-mode="lr-tb"/>
      <style:text-properties style:font-name="Linux Biolinum G" fo:font-size="21pt" officeooo:paragraph-rsid="00156e32" fo:background-color="transparent" style:font-size-asian="21pt" style:font-size-complex="21pt"/>
    </style:style>
    <style:style style:name="P8" style:family="paragraph" style:parent-style-name="Standard">
      <style:paragraph-properties style:writing-mode="lr-tb"/>
      <style:text-properties officeooo:paragraph-rsid="001a1d91"/>
    </style:style>
    <style:style style:name="P9" style:family="paragraph" style:parent-style-name="Standard">
      <style:paragraph-properties fo:text-align="center" style:justify-single-word="false" style:writing-mode="lr-tb"/>
      <style:text-properties officeooo:paragraph-rsid="001a1d91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Linux Biolinum G" fo:font-size="21pt" fo:font-weight="bold" officeooo:paragraph-rsid="0017bf70" style:font-size-asian="21pt" style:font-weight-asian="bold" style:font-size-complex="21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Linux Biolinum G" fo:font-size="21pt" fo:font-weight="bold" officeooo:paragraph-rsid="001a1d91" style:font-size-asian="21pt" style:font-weight-asian="bold" style:font-size-complex="21pt" style:font-weight-complex="bold"/>
    </style:style>
    <style:style style:name="P12" style:family="paragraph" style:parent-style-name="Standard">
      <style:paragraph-properties style:writing-mode="lr-tb"/>
      <style:text-properties style:font-name="Linux Biolinum G" fo:font-size="21pt" officeooo:paragraph-rsid="0017bf70" style:font-size-asian="21pt" style:font-size-complex="21pt"/>
    </style:style>
    <style:style style:name="P13" style:family="paragraph" style:parent-style-name="Standard">
      <style:paragraph-properties style:writing-mode="lr-tb"/>
      <style:text-properties style:font-name="Linux Biolinum G" fo:font-size="21pt" officeooo:paragraph-rsid="001a1d91" style:font-size-asian="21pt" style:font-size-complex="21pt"/>
    </style:style>
    <style:style style:name="P14" style:family="paragraph" style:parent-style-name="Standard">
      <style:paragraph-properties style:writing-mode="lr-tb"/>
      <style:text-properties style:font-name="Linux Biolinum G" fo:font-size="21pt" officeooo:paragraph-rsid="0011f69a" style:font-size-asian="21pt" style:font-size-complex="21pt"/>
    </style:style>
    <style:style style:name="P15" style:family="paragraph" style:parent-style-name="Standard">
      <style:paragraph-properties style:writing-mode="lr-tb"/>
      <style:text-properties fo:color="#ff0000" loext:opacity="100%" style:font-name="Linux Biolinum G" fo:font-size="21pt" officeooo:paragraph-rsid="001a1d91" style:font-size-asian="21pt" style:font-size-complex="21pt"/>
    </style:style>
    <style:style style:name="P16" style:family="paragraph" style:parent-style-name="Standard">
      <style:paragraph-properties style:writing-mode="lr-tb"/>
      <style:text-properties fo:color="#c9211e" loext:opacity="100%" style:font-name="Linux Biolinum G" fo:font-size="21pt" officeooo:paragraph-rsid="0018ba6c" style:font-size-asian="21pt" style:font-size-complex="21pt"/>
    </style:style>
    <style:style style:name="T1" style:family="text">
      <style:text-properties style:font-name="Linux Biolinum G" fo:font-size="21pt" style:font-size-asian="21pt" style:font-size-complex="21pt"/>
    </style:style>
    <style:style style:name="T2" style:family="text">
      <style:text-properties style:font-name="Linux Biolinum G" fo:font-size="21pt" fo:font-weight="bold" style:font-size-asian="21pt" style:font-weight-asian="bold" style:font-size-complex="21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style:font-name="Linux Biolinum G" fo:font-size="21pt" fo:background-color="#ffbf00" loext:char-shading-value="0" style:font-size-asian="21pt" style:font-size-complex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ício 1 </text:p>
      <text:p text:style-name="P4"/>
      <text:p text:style-name="P8"><text:span text:style-name="T1"><text:tab/></text:span><text:span text:style-name="T8">Deseja-se fazer um sistema para armazenar as informações de uma locadora de jogos digitais.</text:span><text:span text:style-name="T1"> </text:span></text:p>
      <text:p text:style-name="P13"><text:tab/></text:p>
      <text:p text:style-name="P13"><text:tab/>Cada <text:span text:style-name="T6">jogo</text:span> pode rodar em mais de uma <text:span text:style-name="T6">plataforma</text:span> (Xbox, PS3, PS4, PC, etc.). </text:p>
      <text:p text:style-name="P13"/>
      <text:p text:style-name="P13"><text:tab/>Cada jogo possui seu <text:span text:style-name="T6">preço</text:span> diário de <text:span text:style-name="T6">locação</text:span>, sendo que um mesmo jogo pode ter preços de locação diferentes para cada plataforma. </text:p>
      <text:p text:style-name="P13"/>
      <text:p text:style-name="P13"><text:tab/>Quando um <text:span text:style-name="T6">cliente</text:span> (nome, email, telefone, senha) deseja fazer uma locação, ele informa quais jogos ele quer locar, informando inclusive de qual plataforma é cada jogo contido na locação a ser realizada. </text:p>
      <text:p text:style-name="P13"/>
      <text:p text:style-name="P13"><text:tab/>Quando a locação é realizada, a data atual deve ser registrada para esta locação. </text:p>
      <text:p text:style-name="P13"/>
      <text:p text:style-name="P13"><text:tab/>Para cada jogo locado, o cliente informa quantos dias ele deseja ficar com cada um (note que ele pode alugar, por exemplo, um jogo X da plataforma Xbox por 2 dias e um jogo Y da plataforma PC por 5 dias, tudo para a mesma locação). </text:p>
      <text:p text:style-name="P13"/>
      <text:p text:style-name="P13"><text:tab/>A locadora também possui alguns <text:span text:style-name="T6">consoles</text:span> de vídeo game, os quais podem ser usados no local pelos clientes por um certo intervalo de tempo. </text:p>
      <text:p text:style-name="P13"/>
      <text:p text:style-name="P13"><text:soft-page-break/><text:tab/>Cada console possui um preço por cada hora (ou fração) utilizada, e contém um conjunto de acessórios (headphone, controle, Kinect, etc.).</text:p>
      <text:p text:style-name="P9"><text:span text:style-name="T1"><text:s/><text:line-break/></text:span><text:span text:style-name="T2">Instância mínima: </text:span></text:p>
      <text:p text:style-name="P11"/>
      <text:p text:style-name="P15">2 plataformas, 2 jogos para cada plataforma, 2 clientes, 2 locações, 2 itens para cada locação, 2 consoles, pelo menos um console com mais de um acessório, pelo menos um cliente com mais de uma utilização de<text:line-break/>console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04:31:36.250000000</meta:creation-date>
    <dc:date>2022-07-28T03:35:17.709000000</dc:date>
    <meta:editing-duration>PT7H31M1S</meta:editing-duration>
    <meta:editing-cycles>13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2" meta:word-count="229" meta:character-count="1347" meta:non-whitespace-character-count="1109"/>
  </office:meta>
</office:document-meta>
</file>